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2cm" fo:min-width="2.041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1.405cm"/>
      <style:paragraph-properties style:writing-mode="lr-tb"/>
    </style:style>
    <style:style style:name="gr3" style:family="graphic" style:parent-style-name="standard">
      <style:graphic-properties svg:stroke-color="#ff0000" draw:fill-color="#ffffff" draw:textarea-horizontal-align="justify" draw:textarea-vertical-align="middle" draw:auto-grow-height="false" fo:min-height="1.02cm" fo:min-width="1.405cm"/>
      <style:paragraph-properties style:writing-mode="lr-tb"/>
    </style:style>
    <style:style style:name="gr4" style:family="graphic" style:parent-style-name="standard">
      <style:graphic-properties svg:stroke-color="#ff3838" draw:fill-color="#ffffff" draw:textarea-horizontal-align="justify" draw:textarea-vertical-align="middle" draw:auto-grow-height="false" fo:min-height="1.02cm" fo:min-width="1.405cm"/>
      <style:paragraph-properties style:writing-mode="lr-tb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color="#ff3838" draw:fill="none" draw:textarea-vertical-align="middle"/>
    </style:style>
    <style:style style:name="P1" style:family="paragraph">
      <style:paragraph-properties fo:text-align="center" style:writing-mode="lr-tb"/>
      <style:text-properties fo:font-size="12pt" fo:letter-spacing="0.06cm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 fo:letter-spacing="0.06cm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fo:letter-spacing="0.06cm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541cm" svg:height="1.27cm" svg:x="19.739cm" svg:y="1.317cm">
          <text:p text:style-name="P1"><text:span text:style-name="T1">Empt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905cm" svg:height="1.27cm" svg:x="9.897cm" svg:y="3.222cm">
          <text:p text:style-name="P1"><text:span text:style-name="T1">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1.905cm" svg:height="1.27cm" svg:x="30.21cm" svg:y="3.222cm">
          <text:p text:style-name="P1"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.905cm" svg:height="1.27cm" svg:x="4.817cm" svg:y="5.127cm">
          <text:p text:style-name="P1"><text:span text:style-name="T1">((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905cm" svg:height="1.27cm" svg:x="14.977cm" svg:y="5.127cm">
          <text:p text:style-name="P1"><text:span text:style-name="T1">(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1.905cm" svg:height="1.27cm" svg:x="25.137cm" svg:y="5.127cm">
          <text:p text:style-name="P1"><text:span text:style-name="T1">)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7" draw:id="id7" draw:layer="layout" svg:width="1.905cm" svg:height="1.27cm" svg:x="35.29cm" svg:y="5.127cm">
          <text:p text:style-name="P1"><text:span text:style-name="T1">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1.905cm" svg:height="1.27cm" svg:x="2.277cm" svg:y="7.032cm">
          <text:p text:style-name="P1"><text:span text:style-name="T1">((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" draw:id="id11" draw:layer="layout" svg:width="1.905cm" svg:height="1.27cm" svg:x="7.357cm" svg:y="7.032cm">
          <text:p text:style-name="P1"><text:span text:style-name="T1">(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.905cm" svg:height="1.27cm" svg:x="12.437cm" svg:y="7.032cm">
          <text:p text:style-name="P1"><text:span text:style-name="T1">()(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1.905cm" svg:height="1.27cm" svg:x="17.517cm" svg:y="7.032cm">
          <text:p text:style-name="P1"><text:span text:style-name="T1">(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2" draw:id="id12" draw:layer="layout" svg:width="1.905cm" svg:height="1.27cm" svg:x="1.007cm" svg:y="8.937cm">
          <text:p text:style-name="P1"><text:span text:style-name="T1">(((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3" draw:id="id13" draw:layer="layout" svg:width="1.905cm" svg:height="1.27cm" svg:x="3.547cm" svg:y="8.937cm">
          <text:p text:style-name="P1"><text:span text:style-name="T1">((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4" draw:id="id14" draw:layer="layout" svg:width="1.905cm" svg:height="1.27cm" svg:x="6.087cm" svg:y="8.937cm">
          <text:p text:style-name="P1"><text:span text:style-name="T1">(()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.229cm" svg:y1="7.032cm" svg:x2="5.769cm" svg:y2="6.397cm" draw:start-shape="id1" draw:start-glue-point="0" draw:end-shape="id2" draw:end-glue-point="2" svg:d="M3229 7032l2540-635" svg:viewBox="0 0 2541 636">
          <text:p/>
        </draw:connector>
        <draw:connector draw:style-name="gr6" draw:text-style-name="P3" draw:layer="layout" draw:type="line" svg:x1="10.849cm" svg:y1="3.222cm" svg:x2="21.009cm" svg:y2="2.587cm" draw:start-shape="id3" draw:start-glue-point="0" draw:end-shape="id4" draw:end-glue-point="2" svg:d="M10849 3222l10160-635" svg:viewBox="0 0 10161 636">
          <text:p/>
        </draw:connector>
        <draw:connector draw:style-name="gr5" draw:text-style-name="P3" draw:layer="layout" draw:type="line" svg:x1="31.162cm" svg:y1="3.222cm" svg:x2="21.009cm" svg:y2="2.587cm" draw:start-shape="id5" draw:start-glue-point="0" draw:end-shape="id4" draw:end-glue-point="2" svg:d="M31162 3222l-10153-635" svg:viewBox="0 0 10154 636">
          <text:p/>
        </draw:connector>
        <draw:connector draw:style-name="gr5" draw:text-style-name="P3" draw:layer="layout" draw:type="line" svg:x1="26.089cm" svg:y1="5.127cm" svg:x2="31.162cm" svg:y2="4.492cm" draw:start-shape="id6" draw:start-glue-point="0" draw:end-shape="id5" draw:end-glue-point="2" svg:d="M26089 5127l5073-635" svg:viewBox="0 0 5074 636">
          <text:p/>
        </draw:connector>
        <draw:connector draw:style-name="gr5" draw:text-style-name="P3" draw:layer="layout" draw:type="line" svg:x1="36.242cm" svg:y1="5.127cm" svg:x2="31.162cm" svg:y2="4.492cm" draw:start-shape="id7" draw:start-glue-point="0" draw:end-shape="id5" draw:end-glue-point="2" svg:d="M36242 5127l-5080-635" svg:viewBox="0 0 5081 636">
          <text:p/>
        </draw:connector>
        <draw:connector draw:style-name="gr6" draw:text-style-name="P3" draw:layer="layout" draw:type="line" svg:x1="10.849cm" svg:y1="4.492cm" svg:x2="5.769cm" svg:y2="5.127cm" draw:start-shape="id3" draw:start-glue-point="2" draw:end-shape="id2" draw:end-glue-point="0" svg:d="M10849 4492l-5080 635" svg:viewBox="0 0 5081 636">
          <text:p/>
        </draw:connector>
        <draw:connector draw:style-name="gr6" draw:text-style-name="P3" draw:layer="layout" draw:type="line" svg:x1="10.849cm" svg:y1="4.492cm" svg:x2="15.929cm" svg:y2="5.127cm" draw:start-shape="id3" draw:start-glue-point="2" draw:end-shape="id8" draw:end-glue-point="0" svg:d="M10849 4492l5080 635" svg:viewBox="0 0 5081 636">
          <text:p/>
        </draw:connector>
        <draw:connector draw:style-name="gr6" draw:text-style-name="P3" draw:layer="layout" draw:type="line" svg:x1="15.929cm" svg:y1="6.397cm" svg:x2="13.389cm" svg:y2="7.032cm" draw:start-shape="id8" draw:start-glue-point="2" draw:end-shape="id9" draw:end-glue-point="0" svg:d="M15929 6397l-2540 635" svg:viewBox="0 0 2541 636">
          <text:p/>
        </draw:connector>
        <draw:connector draw:style-name="gr5" draw:text-style-name="P3" draw:layer="layout" draw:type="line" svg:x1="15.929cm" svg:y1="6.397cm" svg:x2="18.469cm" svg:y2="7.032cm" draw:start-shape="id8" draw:start-glue-point="2" draw:end-shape="id10" draw:end-glue-point="0" svg:d="M15929 6397l2540 635" svg:viewBox="0 0 2541 636">
          <text:p/>
        </draw:connector>
        <draw:connector draw:style-name="gr6" draw:text-style-name="P3" draw:layer="layout" draw:type="line" svg:x1="5.769cm" svg:y1="6.397cm" svg:x2="8.309cm" svg:y2="7.032cm" draw:start-shape="id2" draw:start-glue-point="2" draw:end-shape="id11" draw:end-glue-point="0" svg:d="M5769 6397l2540 635" svg:viewBox="0 0 2541 636">
          <text:p/>
        </draw:connector>
        <draw:connector draw:style-name="gr5" draw:text-style-name="P3" draw:layer="layout" draw:type="line" svg:x1="3.229cm" svg:y1="8.302cm" svg:x2="1.959cm" svg:y2="8.937cm" draw:start-shape="id1" draw:start-glue-point="2" draw:end-shape="id12" draw:end-glue-point="0" svg:d="M3229 8302l-1270 635" svg:viewBox="0 0 1271 636">
          <text:p/>
        </draw:connector>
        <draw:connector draw:style-name="gr5" draw:text-style-name="P3" draw:layer="layout" draw:type="line" svg:x1="3.229cm" svg:y1="8.302cm" svg:x2="4.499cm" svg:y2="8.937cm" draw:start-shape="id1" draw:start-glue-point="2" draw:end-shape="id13" draw:end-glue-point="0" svg:d="M3229 8302l1270 635" svg:viewBox="0 0 1271 636">
          <text:p/>
        </draw:connector>
        <draw:custom-shape draw:style-name="gr2" draw:text-style-name="P2" xml:id="id15" draw:id="id15" draw:layer="layout" svg:width="1.905cm" svg:height="1.27cm" svg:x="8.627cm" svg:y="8.937cm">
          <text:p text:style-name="P1"><text:span text:style-name="T1">(())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7.039cm" svg:y1="8.937cm" svg:x2="8.309cm" svg:y2="8.302cm" draw:start-shape="id14" draw:start-glue-point="0" draw:end-shape="id11" draw:end-glue-point="2" svg:d="M7039 8937l1270-635" svg:viewBox="0 0 1271 636">
          <text:p/>
        </draw:connector>
        <draw:connector draw:style-name="gr6" draw:text-style-name="P3" draw:layer="layout" draw:type="line" svg:x1="8.309cm" svg:y1="8.302cm" svg:x2="9.579cm" svg:y2="8.937cm" draw:start-shape="id11" draw:start-glue-point="2" draw:end-shape="id15" draw:end-glue-point="0" svg:d="M8309 8302l1270 635" svg:viewBox="0 0 1271 636">
          <text:p/>
        </draw:connector>
        <draw:custom-shape draw:style-name="gr3" draw:text-style-name="P2" xml:id="id16" draw:id="id16" draw:layer="layout" svg:width="1.905cm" svg:height="1.27cm" svg:x="11.167cm" svg:y="8.937cm">
          <text:p text:style-name="P1"><text:span text:style-name="T1">()(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" draw:id="id17" draw:layer="layout" svg:width="1.905cm" svg:height="1.27cm" svg:x="13.707cm" svg:y="8.937cm">
          <text:p text:style-name="P1"><text:span text:style-name="T1">()(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8" draw:id="id18" draw:layer="layout" svg:width="1.905cm" svg:height="1.27cm" svg:x="16.247cm" svg:y="8.937cm">
          <text:p text:style-name="P1"><text:span text:style-name="T1">())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9" draw:id="id19" draw:layer="layout" svg:width="1.905cm" svg:height="1.27cm" svg:x="18.787cm" svg:y="8.937cm">
          <text:p text:style-name="P1"><text:span text:style-name="T1">()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12.119cm" svg:y1="8.937cm" svg:x2="13.389cm" svg:y2="8.302cm" draw:start-shape="id16" draw:start-glue-point="0" draw:end-shape="id9" draw:end-glue-point="2" svg:d="M12119 8937l1270-635" svg:viewBox="0 0 1271 636">
          <text:p/>
        </draw:connector>
        <draw:connector draw:style-name="gr6" draw:text-style-name="P3" draw:layer="layout" draw:type="line" svg:x1="14.659cm" svg:y1="8.937cm" svg:x2="13.389cm" svg:y2="8.302cm" draw:start-shape="id17" draw:start-glue-point="0" draw:end-shape="id9" draw:end-glue-point="2" svg:d="M14659 8937l-1270-635" svg:viewBox="0 0 1271 636">
          <text:p/>
        </draw:connector>
        <draw:connector draw:style-name="gr5" draw:text-style-name="P3" draw:layer="layout" draw:type="line" svg:x1="17.199cm" svg:y1="8.937cm" svg:x2="18.469cm" svg:y2="8.302cm" draw:start-shape="id18" draw:start-glue-point="0" draw:end-shape="id10" draw:end-glue-point="2" svg:d="M17199 8937l1270-635" svg:viewBox="0 0 1271 636">
          <text:p/>
        </draw:connector>
        <draw:connector draw:style-name="gr5" draw:text-style-name="P3" draw:layer="layout" draw:type="line" svg:x1="19.739cm" svg:y1="8.937cm" svg:x2="18.469cm" svg:y2="8.302cm" draw:start-shape="id19" draw:start-glue-point="0" draw:end-shape="id10" draw:end-glue-point="2" svg:d="M19739 8937l-1270-635" svg:viewBox="0 0 1271 636">
          <text:p/>
        </draw:connector>
        <draw:custom-shape draw:style-name="gr3" draw:text-style-name="P2" xml:id="id20" draw:id="id20" draw:layer="layout" svg:width="1.905cm" svg:height="1.27cm" svg:x="22.597cm" svg:y="7.032cm">
          <text:p text:style-name="P1"><text:span text:style-name="T1">)(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4" draw:id="id24" draw:layer="layout" svg:width="1.905cm" svg:height="1.27cm" svg:x="27.677cm" svg:y="7.032cm">
          <text:p text:style-name="P1"><text:span text:style-name="T1">)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2" draw:id="id22" draw:layer="layout" svg:width="1.905cm" svg:height="1.27cm" svg:x="21.327cm" svg:y="8.937cm">
          <text:p text:style-name="P1"><text:span text:style-name="T1">)((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1" draw:id="id21" draw:layer="layout" svg:width="1.905cm" svg:height="1.27cm" svg:x="23.867cm" svg:y="8.937cm">
          <text:p text:style-name="P1"><text:span text:style-name="T1">)(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3" draw:id="id23" draw:layer="layout" svg:width="1.905cm" svg:height="1.27cm" svg:x="26.407cm" svg:y="8.937cm">
          <text:p text:style-name="P1"><text:span text:style-name="T1">)()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5" draw:id="id25" draw:layer="layout" svg:width="1.905cm" svg:height="1.27cm" svg:x="28.947cm" svg:y="8.937cm">
          <text:p text:style-name="P1"><text:span text:style-name="T1">)(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3.549cm" svg:y1="8.302cm" svg:x2="24.819cm" svg:y2="8.937cm" draw:start-shape="id20" draw:start-glue-point="2" draw:end-shape="id21" draw:end-glue-point="0" svg:d="M23549 8302l1270 635" svg:viewBox="0 0 1271 636">
          <text:p/>
        </draw:connector>
        <draw:connector draw:style-name="gr5" draw:text-style-name="P3" draw:layer="layout" draw:type="line" svg:x1="22.279cm" svg:y1="8.937cm" svg:x2="23.549cm" svg:y2="8.302cm" draw:start-shape="id22" draw:start-glue-point="0" draw:end-shape="id20" draw:end-glue-point="2" svg:d="M22279 8937l1270-635" svg:viewBox="0 0 1271 636">
          <text:p/>
        </draw:connector>
        <draw:connector draw:style-name="gr5" draw:text-style-name="P3" draw:layer="layout" draw:type="line" svg:x1="27.359cm" svg:y1="8.937cm" svg:x2="28.629cm" svg:y2="8.302cm" draw:start-shape="id23" draw:start-glue-point="0" draw:end-shape="id24" draw:end-glue-point="2" svg:d="M27359 8937l1270-635" svg:viewBox="0 0 1271 636">
          <text:p/>
        </draw:connector>
        <draw:connector draw:style-name="gr5" draw:text-style-name="P3" draw:layer="layout" draw:type="line" svg:x1="29.899cm" svg:y1="8.937cm" svg:x2="28.629cm" svg:y2="8.302cm" draw:start-shape="id25" draw:start-glue-point="0" draw:end-shape="id24" draw:end-glue-point="2" svg:d="M29899 8937l-1270-635" svg:viewBox="0 0 1271 636">
          <text:p/>
        </draw:connector>
        <draw:connector draw:style-name="gr5" draw:text-style-name="P3" draw:layer="layout" draw:type="line" svg:x1="28.629cm" svg:y1="7.032cm" svg:x2="26.089cm" svg:y2="6.397cm" draw:start-shape="id24" draw:start-glue-point="0" draw:end-shape="id6" draw:end-glue-point="2" svg:d="M28629 7032l-2540-635" svg:viewBox="0 0 2541 636">
          <text:p/>
        </draw:connector>
        <draw:connector draw:style-name="gr5" draw:text-style-name="P3" draw:layer="layout" draw:type="line" svg:x1="23.549cm" svg:y1="7.032cm" svg:x2="26.089cm" svg:y2="6.397cm" draw:start-shape="id20" draw:start-glue-point="0" draw:end-shape="id6" draw:end-glue-point="2" svg:d="M23549 7032l2540-635" svg:viewBox="0 0 2541 636">
          <text:p/>
        </draw:connector>
        <draw:custom-shape draw:style-name="gr3" draw:text-style-name="P2" xml:id="id27" draw:id="id27" draw:layer="layout" svg:width="1.905cm" svg:height="1.27cm" svg:x="32.757cm" svg:y="7.032cm">
          <text:p text:style-name="P1"><text:span text:style-name="T1">))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0" draw:id="id30" draw:layer="layout" svg:width="1.905cm" svg:height="1.27cm" svg:x="37.837cm" svg:y="7.032cm">
          <text:p text:style-name="P1"><text:span text:style-name="T1">)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6" draw:id="id26" draw:layer="layout" svg:width="1.905cm" svg:height="1.27cm" svg:x="31.487cm" svg:y="8.937cm">
          <text:p text:style-name="P1"><text:span text:style-name="T1">))(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8" draw:id="id28" draw:layer="layout" svg:width="1.905cm" svg:height="1.27cm" svg:x="34.027cm" svg:y="8.937cm">
          <text:p text:style-name="P1"><text:span text:style-name="T1">))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9" draw:id="id29" draw:layer="layout" svg:width="1.905cm" svg:height="1.27cm" svg:x="36.567cm" svg:y="8.937cm">
          <text:p text:style-name="P1"><text:span text:style-name="T1">)))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1" draw:id="id31" draw:layer="layout" svg:width="1.905cm" svg:height="1.27cm" svg:x="39.107cm" svg:y="8.937cm">
          <text:p text:style-name="P1"><text:span text:style-name="T1">))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2.439cm" svg:y1="8.937cm" svg:x2="33.709cm" svg:y2="8.302cm" draw:start-shape="id26" draw:start-glue-point="0" draw:end-shape="id27" draw:end-glue-point="2" svg:d="M32439 8937l1270-635" svg:viewBox="0 0 1271 636">
          <text:p/>
        </draw:connector>
        <draw:connector draw:style-name="gr5" draw:text-style-name="P3" draw:layer="layout" draw:type="line" svg:x1="34.979cm" svg:y1="8.937cm" svg:x2="33.709cm" svg:y2="8.302cm" draw:start-shape="id28" draw:start-glue-point="0" draw:end-shape="id27" draw:end-glue-point="2" svg:d="M34979 8937l-1270-635" svg:viewBox="0 0 1271 636">
          <text:p/>
        </draw:connector>
        <draw:connector draw:style-name="gr5" draw:text-style-name="P3" draw:layer="layout" draw:type="line" svg:x1="33.709cm" svg:y1="7.032cm" svg:x2="36.242cm" svg:y2="6.397cm" draw:start-shape="id27" draw:start-glue-point="0" draw:end-shape="id7" draw:end-glue-point="2" svg:d="M33709 7032l2533-635" svg:viewBox="0 0 2534 636">
          <text:p/>
        </draw:connector>
        <draw:connector draw:style-name="gr5" draw:text-style-name="P3" draw:layer="layout" draw:type="line" svg:x1="37.519cm" svg:y1="8.937cm" svg:x2="38.789cm" svg:y2="8.302cm" draw:start-shape="id29" draw:start-glue-point="0" draw:end-shape="id30" draw:end-glue-point="2" svg:d="M37519 8937l1270-635" svg:viewBox="0 0 1271 636">
          <text:p/>
        </draw:connector>
        <draw:connector draw:style-name="gr5" draw:text-style-name="P3" draw:layer="layout" draw:type="line" svg:x1="40.059cm" svg:y1="8.937cm" svg:x2="38.789cm" svg:y2="8.302cm" draw:start-shape="id31" draw:start-glue-point="0" draw:end-shape="id30" draw:end-glue-point="2" svg:d="M40059 8937l-1270-635" svg:viewBox="0 0 1271 636">
          <text:p/>
        </draw:connector>
        <draw:connector draw:style-name="gr5" draw:text-style-name="P3" draw:layer="layout" draw:type="line" svg:x1="38.789cm" svg:y1="7.032cm" svg:x2="36.242cm" svg:y2="6.397cm" draw:start-shape="id30" draw:start-glue-point="0" draw:end-shape="id7" draw:end-glue-point="2" svg:d="M38789 7032l-2547-635" svg:viewBox="0 0 2548 63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8T11:26:30.349591000</meta:creation-date>
    <dc:date>2024-04-18T18:02:56.700085018</dc:date>
    <meta:editing-duration>PT1H33M20S</meta:editing-duration>
    <meta:editing-cycles>3</meta:editing-cycles>
    <meta:generator>LibreOffice/7.3.7.2$Linux_X86_64 LibreOffice_project/30$Build-2</meta:generator>
    <meta:document-statistic meta:object-count="61"/>
  </office:meta>
</office:document-meta>
</file>